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b0d06" officeooo:paragraph-rsid="000ea12a"/>
    </style:style>
    <style:style style:name="P2" style:family="paragraph" style:parent-style-name="Standard">
      <style:text-properties officeooo:rsid="000b0d06" officeooo:paragraph-rsid="000b0d06"/>
    </style:style>
    <style:style style:name="P3" style:family="paragraph" style:parent-style-name="Standard">
      <style:text-properties officeooo:rsid="000ea12a" officeooo:paragraph-rsid="000ea12a"/>
    </style:style>
    <style:style style:name="P4" style:family="paragraph" style:parent-style-name="Standard">
      <style:text-properties officeooo:rsid="0017a356" officeooo:paragraph-rsid="0017a356"/>
    </style:style>
    <style:style style:name="P5" style:family="paragraph" style:parent-style-name="Standard">
      <style:text-properties officeooo:rsid="001831c2" officeooo:paragraph-rsid="001831c2"/>
    </style:style>
    <style:style style:name="P6" style:family="paragraph" style:parent-style-name="Standard">
      <style:text-properties officeooo:rsid="001831c2" officeooo:paragraph-rsid="0017a356"/>
    </style:style>
    <style:style style:name="P7" style:family="paragraph" style:parent-style-name="Standard">
      <style:text-properties officeooo:rsid="001831c2" officeooo:paragraph-rsid="00557172"/>
    </style:style>
    <style:style style:name="P8" style:family="paragraph" style:parent-style-name="Standard">
      <style:text-properties officeooo:rsid="001831c2" officeooo:paragraph-rsid="0055e2c6"/>
    </style:style>
    <style:style style:name="P9" style:family="paragraph" style:parent-style-name="Standard">
      <style:text-properties officeooo:rsid="00238ec3" officeooo:paragraph-rsid="00238ec3"/>
    </style:style>
    <style:style style:name="P10" style:family="paragraph" style:parent-style-name="Standard">
      <style:text-properties officeooo:rsid="00238ec3" officeooo:paragraph-rsid="005d551a"/>
    </style:style>
    <style:style style:name="P11" style:family="paragraph" style:parent-style-name="Standard">
      <style:text-properties officeooo:rsid="001891f4" officeooo:paragraph-rsid="001891f4"/>
    </style:style>
    <style:style style:name="P12" style:family="paragraph" style:parent-style-name="Standard">
      <style:text-properties officeooo:rsid="000f34b6" officeooo:paragraph-rsid="000f34b6"/>
    </style:style>
    <style:style style:name="P13" style:family="paragraph" style:parent-style-name="Standard">
      <style:text-properties officeooo:rsid="000f34b6" officeooo:paragraph-rsid="00436cec"/>
    </style:style>
    <style:style style:name="P14" style:family="paragraph" style:parent-style-name="Standard">
      <style:text-properties officeooo:rsid="000f34b6" officeooo:paragraph-rsid="00441a56"/>
    </style:style>
    <style:style style:name="P15" style:family="paragraph" style:parent-style-name="Standard">
      <style:text-properties officeooo:rsid="000f34b6" officeooo:paragraph-rsid="0047b984"/>
    </style:style>
    <style:style style:name="P16" style:family="paragraph" style:parent-style-name="Standard">
      <style:text-properties officeooo:rsid="000f34b6" officeooo:paragraph-rsid="004af8d7"/>
    </style:style>
    <style:style style:name="P17" style:family="paragraph" style:parent-style-name="Standard">
      <style:text-properties officeooo:rsid="000f30d7" officeooo:paragraph-rsid="000ea12a"/>
    </style:style>
    <style:style style:name="P18" style:family="paragraph" style:parent-style-name="Standard">
      <style:text-properties officeooo:rsid="000f30d7" officeooo:paragraph-rsid="0041face"/>
    </style:style>
    <style:style style:name="P19" style:family="paragraph" style:parent-style-name="Standard">
      <style:text-properties officeooo:rsid="0007ffd3" officeooo:paragraph-rsid="000a6d79"/>
    </style:style>
    <style:style style:name="P20" style:family="paragraph" style:parent-style-name="Standard">
      <style:text-properties officeooo:rsid="0007ffd3" officeooo:paragraph-rsid="0007ffd3"/>
    </style:style>
    <style:style style:name="P21" style:family="paragraph" style:parent-style-name="Standard">
      <style:text-properties officeooo:rsid="0064bb63" officeooo:paragraph-rsid="0064bb63"/>
    </style:style>
    <style:style style:name="P22" style:family="paragraph" style:parent-style-name="Standard">
      <style:text-properties officeooo:rsid="006e4eac" officeooo:paragraph-rsid="006e4eac"/>
    </style:style>
    <style:style style:name="T1" style:family="text">
      <style:text-properties officeooo:rsid="000a6d79"/>
    </style:style>
    <style:style style:name="T2" style:family="text">
      <style:text-properties officeooo:rsid="000a9316"/>
    </style:style>
    <style:style style:name="T3" style:family="text">
      <style:text-properties officeooo:rsid="000b0d06"/>
    </style:style>
    <style:style style:name="T4" style:family="text">
      <style:text-properties officeooo:rsid="000ea12a"/>
    </style:style>
    <style:style style:name="T5" style:family="text">
      <style:text-properties officeooo:rsid="000f30d7"/>
    </style:style>
    <style:style style:name="T6" style:family="text">
      <style:text-properties officeooo:rsid="000f34b6"/>
    </style:style>
    <style:style style:name="T7" style:family="text">
      <style:text-properties officeooo:rsid="000fc6f4"/>
    </style:style>
    <style:style style:name="T8" style:family="text">
      <style:text-properties officeooo:rsid="0012b3bc"/>
    </style:style>
    <style:style style:name="T9" style:family="text">
      <style:text-properties officeooo:rsid="001b9894"/>
    </style:style>
    <style:style style:name="T10" style:family="text">
      <style:text-properties officeooo:rsid="00238ec3"/>
    </style:style>
    <style:style style:name="T11" style:family="text">
      <style:text-properties officeooo:rsid="0034b623"/>
    </style:style>
    <style:style style:name="T12" style:family="text">
      <style:text-properties officeooo:rsid="0041face"/>
    </style:style>
    <style:style style:name="T13" style:family="text">
      <style:text-properties officeooo:rsid="00436cec"/>
    </style:style>
    <style:style style:name="T14" style:family="text">
      <style:text-properties officeooo:rsid="00441a56"/>
    </style:style>
    <style:style style:name="T15" style:family="text">
      <style:text-properties officeooo:rsid="0045c1ad"/>
    </style:style>
    <style:style style:name="T16" style:family="text">
      <style:text-properties officeooo:rsid="00476178"/>
    </style:style>
    <style:style style:name="T17" style:family="text">
      <style:text-properties officeooo:rsid="0047b984"/>
    </style:style>
    <style:style style:name="T18" style:family="text">
      <style:text-properties officeooo:rsid="001831c2"/>
    </style:style>
    <style:style style:name="T19" style:family="text">
      <style:text-properties officeooo:rsid="0055e2c6"/>
    </style:style>
    <style:style style:name="T20" style:family="text">
      <style:text-properties officeooo:rsid="0058a5b3"/>
    </style:style>
    <style:style style:name="T21" style:family="text">
      <style:text-properties officeooo:rsid="0058cac7"/>
    </style:style>
    <style:style style:name="T22" style:family="text">
      <style:text-properties officeooo:rsid="005a0f3c"/>
    </style:style>
    <style:style style:name="T23" style:family="text">
      <style:text-properties officeooo:rsid="006630d8"/>
    </style:style>
    <style:style style:name="T24" style:family="text">
      <style:text-properties officeooo:rsid="006f6572"/>
    </style:style>
    <style:style style:name="T25" style:family="text">
      <style:text-properties officeooo:rsid="00712e4c"/>
    </style:style>
    <style:style style:name="T26" style:family="text">
      <style:text-properties officeooo:rsid="007487f2"/>
    </style:style>
    <style:style style:name="T27" style:family="text">
      <style:text-properties officeooo:rsid="00764710"/>
    </style:style>
    <style:style style:name="T28" style:family="text">
      <style:text-properties officeooo:rsid="0077016a"/>
    </style:style>
    <style:style style:name="T29" style:family="text">
      <style:text-properties officeooo:rsid="0078c2f5"/>
    </style:style>
    <style:style style:name="T30" style:family="text">
      <style:text-properties officeooo:rsid="007b37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策划案 第二版</text:p>
      <text:p text:style-name="Standard"><text:tab/><text:tab/><text:tab/><text:tab/><text:span text:style-name="T29">2023/06/05</text:span></text:p>
      <text:p text:style-name="Standard">一：游戏概述</text:p>
      <text:p text:style-name="P20">1.1. 游戏名称：</text:p>
      <text:p text:style-name="P20"><text:tab/>英文名: Return To The Future</text:p>
      <text:p text:style-name="P20"><text:tab/>中文名：回到未来</text:p>
      <text:p text:style-name="P20">1.2.游戏故事情节：</text:p>
      <text:p text:style-name="P20"><text:tab/>2084年，你正在驾驶着联盟-前进号宇宙飞船，计划于11月7日抵达共产主义运动的摇篮——地球，作为联合42星远东沿海地区公社代表，赴莫斯科红场参加十月革命167周年纪念庆典，在苏维埃宫参加十月革命胜利纪念大会，并于第二天在第三国际纪念塔出席第一星际第一次代表大会，商讨筹建第一星际有关决议。</text:p>
      <text:p text:style-name="P19"><text:tab/>伴随着飞船上音乐电台放送的经典红色革命歌曲和苏维埃浪潮电子乐<text:span text:style-name="T1">，你听到新闻电台里依次介绍了各星系派出的与会代表、此次大会的空前盛况、各星系的共产主义建设成果以及遥远地区仍在争取解放的斗争。在路上偶遇了</text:span><text:span text:style-name="T11">Leo</text:span><text:span text:style-name="T1">星系纵队</text:span><text:span text:style-name="T2">，欣赏了星际投放的共产主义宣传艺术</text:span><text:span text:style-name="T3">，</text:span><text:span text:style-name="T2">并亲眼目睹了各星系人民共产主义建设的极大热情。</text:span></text:p>
      <text:p text:style-name="P2">1.3.游戏特征：</text:p>
      <text:p text:style-name="P2"><text:tab/>独特的设定：一个站在共产主义起点的乌托邦。</text:p>
      <text:p text:style-name="P2"><text:tab/>独特的美学：复古未来主义基准下的远视主义<text:span text:style-name="T5">、</text:span>至上主义和构成主义的先锋派艺术，带有电子管与晶体管元素风格。</text:p>
      <text:p text:style-name="P1"><text:tab/>独特的意义<text:span text:style-name="T4">：一幕歌颂共产主义的太空歌剧、一场展现无产阶级的革命美学、一个宣传马列主义的前沿阵地、一篇启示现实社会</text:span><text:span text:style-name="T9">(不会刻意影射任何现实)</text:span><text:span text:style-name="T4">的成人童话。</text:span></text:p>
      <text:p text:style-name="P3">1.4.游戏定位：</text:p>
      <text:p text:style-name="P3"><text:tab/>一个类似于《RetroWave》的音乐休闲游戏。</text:p>
      <text:p text:style-name="P3"><text:tab/>驾驶飞船，欣赏音乐，倾听新闻，阅读马列，查阅资料。</text:p>
      <text:p text:style-name="P3">1.5.游戏美术风格：</text:p>
      <text:p text:style-name="P17"><text:span text:style-name="T12"><text:tab/>1. 以无产阶级艺术(共产主义意识形态)为纲。</text:span></text:p>
      <text:p text:style-name="P18"><text:span text:style-name="T12"><text:tab/>2.以复古未来主义为主基调。</text:span></text:p>
      <text:p text:style-name="P18"><text:tab/><text:span text:style-name="T12">3.(至上主义/构成主义+远视主义)与(现实主义+远视主义)构成视觉基本要素。</text:span></text:p>
      <text:p text:style-name="P18"><text:span text:style-name="T22"><text:tab/>4. 具有苏维埃浪潮音乐气质。</text:span></text:p>
      <text:p text:style-name="P21">1.6.需要注意的点：</text:p>
      <text:p text:style-name="P21"><text:span text:style-name="T23"><text:tab/>1. </text:span>设计废案不要丢弃，可加入艺术设定集中。</text:p>
      <text:p text:style-name="P22">1.7.工具规范<text:span text:style-name="T26">(星号为必须)</text:span>：</text:p>
      <text:p text:style-name="P22"><text:tab/><text:span text:style-name="T26">*</text:span>游戏引擎：<text:span text:style-name="T24">G</text:span>odot4.0.2</text:p>
      <text:p text:style-name="P22"><text:tab/> <text:s/>操作系统<text:span text:style-name="T30">：GNU/Linux</text:span></text:p>
      <text:p text:style-name="P22"><text:tab/> <text:s/>建模工具：<text:span text:style-name="T24">B</text:span>lender</text:p>
      <text:p text:style-name="P22"><text:tab/> <text:s/>绘画工具：<text:span text:style-name="T24">Krita</text:span></text:p>
      <text:p text:style-name="P22"><text:tab/> <text:s/>文档工具：<text:span text:style-name="T24">Libr</text:span><text:span text:style-name="T25">eOffice</text:span></text:p>
      <text:p text:style-name="P22"><text:tab/> <text:s/>图片处理：GIMP</text:p>
      <text:p text:style-name="P22"><text:tab/> <text:s/>版本管理：<text:span text:style-name="T27">Git</text:span></text:p>
      <text:p text:style-name="P22"><text:tab/> <text:s/>代码编辑：<text:span text:style-name="T28">Nvim/VS code</text:span></text:p>
      <text:p text:style-name="P3">二<text:span text:style-name="T6">：游戏机制：</text:span></text:p>
      <text:p text:style-name="P12">2.1.游戏性设计：</text:p>
      <text:p text:style-name="P14"><text:span text:style-name="T14">1. </text:span>驾驶飞船<text:span text:style-name="T7">：</text:span></text:p>
      <text:p text:style-name="P14"><text:span text:style-name="T7"><text:tab/>可以加速、减速、上升、下降、左移、右移、只能前进但是无法后退。玩家飞船速度无法减至零，最低为固定巡航速度匀速行驶。</text:span></text:p>
      <text:p text:style-name="P13"><text:span text:style-name="T7"><text:tab/>玩家飞船可以停到停泊站修理飞船或短暂休憩，玩家可以以第一人称探索停泊站。</text:span></text:p>
      <text:p text:style-name="P13"><text:span text:style-name="T7"><text:tab/>玩家需要对飞船使用功能进行探索</text:span><text:span text:style-name="T13">(用户手册)。</text:span></text:p>
      <text:p text:style-name="P13"><text:span text:style-name="T7"><text:tab/>使用太空轨道环来限制玩家飞船的活动范围，当碰到内壁会被弹回，同时有光环特效。</text:span></text:p>
      <text:p text:style-name="P13"><text:soft-page-break/><text:span text:style-name="T7"><text:tab/>玩家飞船需要躲避来往的其他飞船，其他飞船会自动躲避玩家飞船。</text:span></text:p>
      <text:p text:style-name="P13"><text:tab/>飞船有自动导航模式，在此模式下永远不会与其他飞船相碰，玩家可以设定自动导航速度。</text:p>
      <text:p text:style-name="P13"><text:span text:style-name="T7"><text:tab/>飞船及其物品有损坏度设计，当玩家飞船与其他飞船相碰时，物品损坏度增加会造成某些物品无法使用，损坏度达到最大时，玩家只能以最低巡航速度自动导航。</text:span></text:p>
      <text:p text:style-name="P13"><text:tab/>玩家可在停泊站修理飞船。</text:p>
      <text:p text:style-name="P13"><text:span text:style-name="T7"><text:tab/></text:span>玩家可以拥有分别以主角和飞船为中心的两个第三人称视角和以代入主角的第一人称视角。</text:p>
      <text:p text:style-name="P13"/>
      <text:p text:style-name="P14"><text:span text:style-name="T14">2.</text:span>欣赏音乐<text:span text:style-name="T7">：</text:span></text:p>
      <text:p text:style-name="P14"><text:span text:style-name="T7"><text:tab/>拥有多个频道(歌单)。</text:span></text:p>
      <text:p text:style-name="P14"><text:span text:style-name="T7"><text:tab/>可调音量大小。</text:span></text:p>
      <text:p text:style-name="P14"><text:span text:style-name="T7"><text:tab/>可以显示歌词及翻译</text:span><text:span text:style-name="T14">(歌词及翻译出现在屏幕左下角(主角头盔)，为自下而上的滚动式)。</text:span></text:p>
      <text:p text:style-name="P14"><text:span text:style-name="T7"><text:tab/>音乐可视化出现在两处：一处为音乐收音机放映</text:span><text:span text:style-name="T14">(飞船内可见)</text:span><text:span text:style-name="T7">、另一处为来自宇宙的旋律</text:span><text:span text:style-name="T14">(飞船外可见)</text:span><text:span text:style-name="T7">。</text:span></text:p>
      <text:p text:style-name="P14"><text:span text:style-name="T14">3.</text:span>倾听新闻<text:span text:style-name="T7">：</text:span></text:p>
      <text:p text:style-name="P14"><text:tab/>新闻收音机具有多个频道：新闻频道与音乐剧频道等。</text:p>
      <text:p text:style-name="P14"><text:tab/>可调音量大小。</text:p>
      <text:p text:style-name="P14"><text:tab/>可以显示字幕与翻译<text:span text:style-name="T14">(字幕及翻译出现在飞船前窗最下方，为自右至左的滚动式</text:span><text:span text:style-name="T15">(暗示新闻收音机大概在右前方)</text:span><text:span text:style-name="T14">)</text:span></text:p>
      <text:p text:style-name="P15"><text:span text:style-name="T7"><text:tab/>新闻一部分从真实的苏联新闻(时代前进及部分节目)中采样</text:span><text:span text:style-name="T16">(声音可用AI进行训练)</text:span><text:span text:style-name="T7">，还有一部分可以来自虚构新闻事件、哲学思想讨论或者阐述社会制度等等用以构筑世界观(共产</text:span><text:span text:style-name="T17">(远视)</text:span><text:span text:style-name="T7">主义的巨大建设成就、生产关系及生产力的关系等等)。</text:span></text:p>
      <text:p text:style-name="P14"><text:span text:style-name="T14">4.</text:span>阅读马列<text:span text:style-name="T7">：</text:span></text:p>
      <text:p text:style-name="P14"><text:tab/>玩家可以马列著作。</text:p>
      <text:p text:style-name="P14"><text:tab/>马列著作的显示为飞船的控制台界面。</text:p>
      <text:p text:style-name="P14"><text:span text:style-name="T14">5.查阅资料</text:span><text:span text:style-name="T8">：</text:span></text:p>
      <text:p text:style-name="P16"><text:span text:style-name="T8"><text:tab/>进入某个星系后，相关信息会加入资料库。</text:span></text:p>
      <text:p text:style-name="P16"><text:span text:style-name="T8"><text:tab/>遭遇某星球或某人造景观时，非重复部分的相关资料会加入资料库。</text:span></text:p>
      <text:p text:style-name="P16"><text:span text:style-name="T8"><text:tab/>玩家可以在类似陀螺仪的精密仪器上选择星球或景观，同时左侧的窗户玻璃上会显示选定的简短介绍。</text:span></text:p>
      <text:p text:style-name="P16"><text:tab/>每个加入类似陀螺仪的精密仪器的星球或景观的详细资料均记录在资料库中，以星系为目录存放，未看过的会有标识。</text:p>
      <text:p text:style-name="P16"><text:tab/>资料库的详细显示为飞船的控制台界面。</text:p>
      <text:p text:style-name="P4">2.2.游戏操作：<text:span text:style-name="T18">(操作及其按键暂定)</text:span></text:p>
      <text:p text:style-name="P4"><text:tab/>Esc——呼出游戏菜单</text:p>
      <text:p text:style-name="P4"><text:tab/>w——飞船上升</text:p>
      <text:p text:style-name="P4"><text:tab/>a——飞船左移</text:p>
      <text:p text:style-name="P4"><text:tab/>s——飞船下降</text:p>
      <text:p text:style-name="P4"><text:tab/>d——飞船右移</text:p>
      <text:p text:style-name="P4"><text:tab/>space——飞船加速</text:p>
      <text:p text:style-name="P4"><text:tab/>shift——飞船减速</text:p>
      <text:p text:style-name="P4"><text:tab/>c——切换摄像机</text:p>
      <text:p text:style-name="P4"><text:tab/>功能性菜单——</text:p>
      <text:p text:style-name="P4"><text:tab/><text:tab/>j——下一项</text:p>
      <text:p text:style-name="P4"><text:tab/><text:tab/>k——上一项</text:p>
      <text:p text:style-name="P4"><text:tab/><text:tab/>Backspace——返回</text:p>
      <text:p text:style-name="P4"><text:tab/><text:tab/>Enter——确定</text:p>
      <text:p text:style-name="P4"><text:tab/>m——选定音乐电台再按即可退出</text:p>
      <text:p text:style-name="P4"><text:tab/>n——选定新闻电台再按即可退出</text:p>
      <text:p text:style-name="P4"><text:tab/><text:tab/>h——调大音量</text:p>
      <text:p text:style-name="P4"><text:soft-page-break/><text:tab/><text:tab/>l——调低音量</text:p>
      <text:p text:style-name="P4"><text:tab/><text:tab/>Enter——打开或关闭字幕</text:p>
      <text:p text:style-name="P6">2.3.用户界面：</text:p>
      <text:p text:style-name="P7"><text:tab/>画质选项等游戏配置、开始游戏、重新开始与选择星系等游戏选项在游戏开始前显示。</text:p>
      <text:p text:style-name="P8"><text:tab/>多提一嘴：</text:p>
      <text:p text:style-name="P8"><text:tab/><text:tab/>存档机制——实时节点存档，旅行完某一星系就代表解锁此关卡<text:span text:style-name="T19">(可以选择从此开始)。</text:span></text:p>
      <text:p text:style-name="P7"><text:tab/>语言选项、结束游戏等可实时调整的选项均在控制台界面上。</text:p>
      <text:p text:style-name="P7"><text:tab/>主角在停泊站时，选项为身上可随时调出的一块空中投影。</text:p>
      <text:p text:style-name="P5">2.4.玩家交互：</text:p>
      <text:p text:style-name="P5"><text:tab/>参见上上条。</text:p>
      <text:p text:style-name="P5">三：人工智能(AI)</text:p>
      <text:p text:style-name="P5">3.1. 一般AI属性设定</text:p>
      <text:p text:style-name="P5"><text:tab/>存在特殊npc飞船经过，会触发特殊剧情。</text:p>
      <text:p text:style-name="P5"><text:tab/>此处插一个设定，特殊剧情时无法调出选项<text:span text:style-name="T20">(无法退出游戏)。</text:span></text:p>
      <text:p text:style-name="P5">四：游戏元素</text:p>
      <text:p text:style-name="P11">4.1.角色</text:p>
      <text:p text:style-name="P11"><text:tab/>主角是一位喵星人(原型来自列宁的猫)。</text:p>
      <text:p text:style-name="P11"><text:tab/>名字(暂定)：瓦西里-康斯坦丁诺维奇-喵斯基</text:p>
      <text:p text:style-name="P11"><text:tab/>性别：男</text:p>
      <text:p text:style-name="P11"><text:tab/>年龄 : <text:span text:style-name="T10">20</text:span></text:p>
      <text:p text:style-name="P11"><text:tab/>政治面貌：苏维埃列宁共产主义青年团团员</text:p>
      <text:p text:style-name="P11"><text:tab/>职业(暂定)：任职于公社软件园的一名算法工程师</text:p>
      <text:p text:style-name="P11"><text:tab/>爱好：听歌、画画、旅游</text:p>
      <text:p text:style-name="P9">4.2. 物品</text:p>
      <text:p text:style-name="P9"><text:tab/>飞船布局<text:span text:style-name="T21">(模块化设计)：</text:span></text:p>
      <text:p text:style-name="P9"><text:tab/>舱门、驾驶舵、音乐收音机、新闻收音机、控制台及其周围按钮、类似陀螺仪的定位仪器、玻璃资料显示幕、海报、勋章、红旗等等。</text:p>
      <text:p text:style-name="P9"><text:tab/>飞船外部：</text:p>
      <text:p text:style-name="P10"><text:tab/>太空轨道环——镰刀锤子、原子模型、CCCP、麦穗环等。</text:p>
      <text:p text:style-name="P9">4.3. 对象</text:p>
      <text:p text:style-name="P9"><text:tab/>略。</text:p>
      <text:p text:style-name="P9">五： 故事背景</text:p>
      <text:p text:style-name="P9"><text:tab/>游戏中的广播暗示科学家正在猜想与证明平行宇宙存在的可能性。如果存在，将会尽力与另一时空的无产阶级取得联系。如有需要，将会采取必要手段解放并带领他们迈向共产主义的完全胜利。</text:p>
      <text:p text:style-name="P9">由上可得出游戏故事背景：</text:p>
      <text:p text:style-name="P9"><text:tab/>在某一平行宇宙中，1975年警戒号起义失败。但那晚列宁格勒的民众收听到了萨布林的演讲，自发走上街头，要求勃列日涅夫政府公开"审判"这些反抗暴政的英雄们。勃列日涅夫政府迫于压力，最终以"叛国罪"判处瓦列里-萨布林十五年监禁，亚历山大-沙因以同样罪名判处八年刑期，其他人则当庭释放。</text:p>
      <text:p text:style-name="P9"><text:tab/>列宁格勒民众对判处结果十分不满，集体要求无罪释放两人并给予英雄称号。</text:p>
      <text:p text:style-name="P9"><text:tab/>这一要求激怒了当权者，勃列日涅夫政府试图武力镇压游行群众。</text:p>
      <text:p text:style-name="P9"><text:tab/>人民愈发不满。在列宁格勒，在西伯利亚，在乌拉尔，在波罗的海，群众游行开始扩大到全联盟甚至迅速演变为暴力活动。</text:p>
      <text:p text:style-name="P9"><text:tab/>苏修政府不得不释放萨布林和萨沙二人，试图安抚愤怒的人民。但这于事无补，恰恰相反，这是腐朽的苏修政府覆灭前的最后一击。</text:p>
      <text:p text:style-name="P9"><text:tab/>萨布林被释放后，呼吁人民彻底埋葬腐朽的苏修政府，建立一个列宁式的苏维埃民主政体。</text:p>
      <text:p text:style-name="P9"><text:tab/>革命之火在十月重新点燃。</text:p>
      <text:p text:style-name="P9"><text:tab/>工人暴动，农民反抗，军队倒戈，苏修官僚集团迅速垮台，勃列日涅夫及其亲信被苏维埃最高法院以叛国罪、反革命罪等十三项起诉，判处全部死刑。</text:p>
      <text:p text:style-name="P9"><text:soft-page-break/><text:tab/>远东游击队粉碎了苏修余党和白匪余孽相互勾结企图挫败革命的行动。</text:p>
      <text:p text:style-name="P9"><text:tab/>在苏共第二十五次代表大会上，通过了成立工农检查院，改组主席团为政治局等等改革国家机关的有关决议。</text:p>
      <text:p text:style-name="P9"><text:tab/>中央委员会委员萨布林同志发表题为《我们时代的列宁主义》的演讲，总结了警戒号起义的得与失，明确了反对修正主义和官僚主义的决心，强调了新生苏维埃坚持马列主义与无产阶级专政的必要性。最后，中央委员萨布林同志动情地说:"我会一直同敌人战斗，让列宁主义的红旗永远走在最前面……"</text:p>
      <text:p text:style-name="P9"><text:tab/>这次事件被称为"苏联反修革命"。</text:p>
      <text:p text:style-name="P9"><text:tab/>尽管萨布林同志认为失败的警戒号起义不能同十月革命相提并论，但它所带来的影响却不亚于后者。</text:p>
      <text:p text:style-name="P9"><text:tab/>苏联改善了同社会主义阵营国家的关系，加强了同资本主义阵营国家的沟通，呼吁结束冷战与减少军备。</text:p>
      <text:p text:style-name="P9"><text:tab/>但是以美国为首的帝国主义国家认为"苏联刚刚爆发叛乱，新上台的政府因无力处理叛乱而示弱"，反而组织大批雇佣兵企图武装干涉革命。</text:p>
      <text:p text:style-name="P9"><text:tab/>这些反动武装部队很快就被各地游击队剿灭，帝国主义的计划彻底破产。</text:p>
      <text:p text:style-name="P9"><text:tab/>苏维埃的新生极大地鼓舞了全世界的无产阶级的革命热情。</text:p>
      <text:p text:style-name="P9"><text:tab/>无产阶级游击队在南亚高原、南美雨林、印尼群岛、北非沙漠等地活跃着，积极将国家民族从帝国主义与反动政府的压迫中解放出来。</text:p>
      <text:p text:style-name="P9"><text:tab/>由美国扶持的反动右翼政府面临危机，美国派出雇佣兵甚至动用军队对各地游击队进行残酷镇压，企图扼杀共产主义革命。</text:p>
      <text:p text:style-name="P9"><text:tab/>面对帝国主义的反攻倒算，莫斯科重新成立第三共产国际，致力于团结现有社会主义国家与支持国际共产主义革命运动。</text:p>
      <text:p text:style-name="P9"><text:tab/>第三国际主席称:“过去，帝国主义可以随意颠覆别国政府而不受任何指责。我们不能再允许这种情况发生。全世界的无产阶级应当团结起来，为一个没有压迫与剥削的世界而斗争。”</text:p>
      <text:p text:style-name="P9"><text:tab/>革命运动在各地不断宣告胜利，印度、东南亚和非洲相继获得解放。</text:p>
      <text:p text:style-name="P9"><text:tab/>美国对世界的控制被严重削弱。</text:p>
      <text:p text:style-name="P9"><text:tab/>在革命热潮下，欧洲也爆发了规模宏大的共产主义运动。大不列颠社会主义共和国的诞生，宣告了共产主义运动在欧洲的彻底胜利。</text:p>
      <text:p text:style-name="P9"><text:tab/>鲜血染成的红旗在美帝国的后花园升起，南美的解放标志帝国主义的彻底破产。</text:p>
      <text:p text:style-name="P9"><text:tab/>2028年，随着世界上最顽固也是最后一个资本主义堡垒被攻破，美国解体为十三个社会主义共和国，而后其中八个成立了北美社会主义国家联盟。</text:p>
      <text:p text:style-name="P9"><text:tab/>《共产党宣言》问世180年之后，无产阶级彻底砸碎了资产阶级禁锢人类发展的锁链。</text:p>
      <text:p text:style-name="P9"><text:tab/>革命者付出高昂代价，用鲜血换来幸福时光。</text:p>
      <text:p text:style-name="P9"><text:tab/>先锋的共产党人也从未停止对星辰大海进行探索。</text:p>
      <text:p text:style-name="P9"><text:tab/>2030年北美联盟共产党人登陆月球，将美利坚合众国国旗更换为北美社会主义联盟旗。</text:p>
      <text:p text:style-name="P9"><text:tab/>2037年，苏联宇航员登陆火星。</text:p>
      <text:p text:style-name="P9"><text:tab/>同年，月球基地建设完成，对月球的社会主义改造运动随即开展。</text:p>
      <text:p text:style-name="P9"><text:tab/>2042年，火星基地建设完成，标志人类进入太空移民时代。</text:p>
      <text:p text:style-name="P9"><text:tab/>2055年，人类飞出太阳系，初步具备星际航行能力。</text:p>
      <text:p text:style-name="P9"><text:tab/>2058年，在银河系首遇外星文明并帮助其进行共产主义改造。</text:p>
      <text:p text:style-name="P9"><text:tab/>2064年，共产主义建设成果斐然，部分地球国家完全消亡，仅保留称号和旗帜作为地区的象征意义。</text:p>
      <text:p text:style-name="P9"><text:tab/>2077年，人类飞出银河系，正式进入星际时代。</text:p>
      <text:p text:style-name="P9"><text:tab/>截至2084年，人类发现71了个外星种族，同其中62个建立友好关系。与此同时，还指导并援助了58个外星文明进行共产主义建设。</text:p>
      <text:p text:style-name="P5"/>
      <text:p text:style-name="P5"/>
      <text:p text:style-name="P4"><text:tab/><text:tab/></text:p>
      <text:p text:style-name="P4"><text:tab/></text:p>
      <text:p text:style-name="P3"/>
      <text:p text:style-name="P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8:25:45.978738331</meta:creation-date>
    <dc:date>2023-06-05T16:49:38.264426467</dc:date>
    <meta:editing-duration>PT15H26M34S</meta:editing-duration>
    <meta:editing-cycles>93</meta:editing-cycles>
    <meta:generator>LibreOffice/7.4.6.2$Linux_X86_64 LibreOffice_project/40$Build-2</meta:generator>
    <meta:document-statistic meta:table-count="0" meta:image-count="0" meta:object-count="0" meta:page-count="4" meta:paragraph-count="154" meta:word-count="3899" meta:character-count="4338" meta:non-whitespace-character-count="4164"/>
  </office:meta>
</office:document-meta>
</file>